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695cm" table:align="left"/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2.619cm"/>
    </style:style>
    <style:style style:name="Tableau1.C" style:family="table-column">
      <style:table-column-properties style:column-width="3.281cm"/>
    </style:style>
    <style:style style:name="Tableau1.D" style:family="table-column">
      <style:table-column-properties style:column-width="3.307cm"/>
    </style:style>
    <style:style style:name="Tableau1.E" style:family="table-column">
      <style:table-column-properties style:column-width="2.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54d39" officeooo:paragraph-rsid="00154d39"/>
    </style:style>
    <style:style style:name="P2" style:family="paragraph" style:parent-style-name="Text_20_body">
      <style:text-properties officeooo:paragraph-rsid="00154d39"/>
    </style:style>
    <style:style style:name="P3" style:family="paragraph" style:parent-style-name="Text_20_body">
      <style:text-properties officeooo:rsid="0016eae1" officeooo:paragraph-rsid="0016eae1"/>
    </style:style>
    <style:style style:name="P4" style:family="paragraph" style:parent-style-name="Text_20_body">
      <style:text-properties officeooo:rsid="001e6dbb" officeooo:paragraph-rsid="0021d122"/>
    </style:style>
    <style:style style:name="P5" style:family="paragraph" style:parent-style-name="Text_20_body">
      <style:text-properties officeooo:rsid="0020a52e" officeooo:paragraph-rsid="0020a52e"/>
    </style:style>
    <style:style style:name="P6" style:family="paragraph" style:parent-style-name="Text_20_body">
      <style:text-properties officeooo:rsid="00295cd1" officeooo:paragraph-rsid="00295cd1"/>
    </style:style>
    <style:style style:name="P7" style:family="paragraph" style:parent-style-name="Text_20_body">
      <style:text-properties officeooo:rsid="002a09e9" officeooo:paragraph-rsid="002a09e9"/>
    </style:style>
    <style:style style:name="P8" style:family="paragraph" style:parent-style-name="Title">
      <style:text-properties officeooo:rsid="00154d39" officeooo:paragraph-rsid="00154d39"/>
    </style:style>
    <style:style style:name="P9" style:family="paragraph" style:parent-style-name="Subtitle">
      <style:text-properties officeooo:rsid="00154d39" officeooo:paragraph-rsid="00154d39"/>
    </style:style>
    <style:style style:name="P10" style:family="paragraph" style:parent-style-name="Table_20_Contents">
      <style:paragraph-properties fo:text-align="center" style:justify-single-word="false"/>
      <style:text-properties officeooo:rsid="002a09e9" officeooo:paragraph-rsid="002a09e9"/>
    </style:style>
    <style:style style:name="P11" style:family="paragraph" style:parent-style-name="Text_20_body" style:list-style-name="L1">
      <style:text-properties officeooo:paragraph-rsid="00162cc1"/>
    </style:style>
    <style:style style:name="P12" style:family="paragraph" style:parent-style-name="Text_20_body" style:list-style-name="L1">
      <style:text-properties fo:font-style="normal" officeooo:rsid="0016eae1" officeooo:paragraph-rsid="0016eae1" style:font-style-asian="normal" style:font-style-complex="normal"/>
    </style:style>
    <style:style style:name="P13" style:family="paragraph" style:parent-style-name="Text_20_body" style:list-style-name="L1">
      <style:text-properties fo:font-style="normal" officeooo:rsid="0017b6cb" officeooo:paragraph-rsid="0017b6cb" style:font-style-asian="normal" style:font-style-complex="normal"/>
    </style:style>
    <style:style style:name="P14" style:family="paragraph" style:parent-style-name="Text_20_body" style:list-style-name="L1">
      <style:text-properties style:text-position="0% 100%" fo:font-style="normal" officeooo:rsid="0017b6cb" officeooo:paragraph-rsid="0017b6cb" style:font-style-asian="normal" style:font-style-complex="normal"/>
    </style:style>
    <style:style style:name="P15" style:family="paragraph" style:parent-style-name="Text_20_body" style:list-style-name="L1">
      <style:text-properties style:text-position="0% 100%" fo:font-style="normal" officeooo:rsid="00195af5" officeooo:paragraph-rsid="00195af5" style:font-style-asian="normal" style:font-style-complex="normal"/>
    </style:style>
    <style:style style:name="P16" style:family="paragraph" style:parent-style-name="Text_20_body" style:list-style-name="L1">
      <style:text-properties style:text-position="0% 100%" fo:font-style="normal" officeooo:rsid="001ae313" officeooo:paragraph-rsid="001c8c7a" style:font-style-asian="normal" style:font-style-complex="normal"/>
    </style:style>
    <style:style style:name="P17" style:family="paragraph" style:parent-style-name="Text_20_body" style:list-style-name="L1">
      <style:text-properties style:text-position="0% 100%" fo:font-style="normal" officeooo:rsid="0026f4dc" officeooo:paragraph-rsid="0026f4dc" style:font-style-asian="normal" style:font-style-complex="normal"/>
    </style:style>
    <style:style style:name="P18" style:family="paragraph" style:parent-style-name="Text_20_body">
      <style:text-properties style:text-position="0% 100%" fo:font-style="italic" officeooo:rsid="00162cc1" officeooo:paragraph-rsid="00162cc1" style:font-style-asian="italic" style:font-style-complex="italic"/>
    </style:style>
    <style:style style:name="P19" style:family="paragraph" style:parent-style-name="Text_20_body">
      <style:text-properties style:text-position="0% 100%" officeooo:rsid="0021d133" officeooo:paragraph-rsid="0021d133"/>
    </style:style>
    <style:style style:name="P20" style:family="paragraph" style:parent-style-name="Text_20_body">
      <style:text-properties style:text-position="0% 100%" officeooo:rsid="00295cd1" officeooo:paragraph-rsid="00295cd1"/>
    </style:style>
    <style:style style:name="P21" style:family="paragraph" style:parent-style-name="Text_20_body">
      <style:text-properties style:text-position="0% 100%" officeooo:rsid="002a09e9" officeooo:paragraph-rsid="002a09e9"/>
    </style:style>
    <style:style style:name="P22" style:family="paragraph" style:parent-style-name="Text_20_body" style:list-style-name="L2">
      <style:text-properties officeooo:rsid="00201af6" officeooo:paragraph-rsid="00201af6"/>
    </style:style>
    <style:style style:name="P23" style:family="paragraph" style:parent-style-name="Text_20_body" style:list-style-name="L2">
      <style:text-properties officeooo:rsid="0021d133" officeooo:paragraph-rsid="0021d133"/>
    </style:style>
    <style:style style:name="P24" style:family="paragraph" style:parent-style-name="Text_20_body" style:list-style-name="L2">
      <style:text-properties officeooo:rsid="0020a52e" officeooo:paragraph-rsid="0020a52e"/>
    </style:style>
    <style:style style:name="P25" style:family="paragraph" style:parent-style-name="Text_20_body">
      <style:text-properties officeooo:paragraph-rsid="002d500f"/>
    </style:style>
    <style:style style:name="P26" style:family="paragraph" style:parent-style-name="Heading_20_1">
      <style:text-properties officeooo:rsid="00154d39" officeooo:paragraph-rsid="00154d39"/>
    </style:style>
    <style:style style:name="P27" style:family="paragraph" style:parent-style-name="Heading_20_2">
      <style:text-properties officeooo:rsid="00154d39" officeooo:paragraph-rsid="00154d39"/>
    </style:style>
    <style:style style:name="P28" style:family="paragraph" style:parent-style-name="Heading_20_2">
      <style:paragraph-properties fo:break-before="page"/>
      <style:text-properties officeooo:rsid="002d500f" officeooo:paragraph-rsid="002d500f"/>
    </style:style>
    <style:style style:name="P29" style:family="paragraph" style:parent-style-name="Heading_20_3" style:list-style-name="">
      <style:text-properties officeooo:paragraph-rsid="0016eae1"/>
    </style:style>
    <style:style style:name="P30" style:family="paragraph" style:parent-style-name="Heading_20_3">
      <style:text-properties officeooo:rsid="0016eae1" officeooo:paragraph-rsid="0016eae1"/>
    </style:style>
    <style:style style:name="P31" style:family="paragraph" style:parent-style-name="Heading_20_3">
      <style:text-properties officeooo:rsid="002d500f" officeooo:paragraph-rsid="002d500f"/>
    </style:style>
    <style:style style:name="P32" style:family="paragraph" style:parent-style-name="Heading_20_3">
      <style:text-properties officeooo:paragraph-rsid="002d500f"/>
    </style:style>
    <style:style style:name="P33" style:family="paragraph" style:parent-style-name="Heading_20_3">
      <style:paragraph-properties fo:break-before="page"/>
      <style:text-properties officeooo:rsid="0016eae1" officeooo:paragraph-rsid="0016eae1"/>
    </style:style>
    <style:style style:name="T1" style:family="text">
      <style:text-properties officeooo:rsid="00162cc1"/>
    </style:style>
    <style:style style:name="T2" style:family="text">
      <style:text-properties fo:font-style="italic" officeooo:rsid="00162cc1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officeooo:rsid="00162cc1" style:font-style-asian="italic" style:font-style-complex="italic"/>
    </style:style>
    <style:style style:name="T5" style:family="text">
      <style:text-properties style:text-position="sub 58%" officeooo:rsid="00195af5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style:text-position="sub 58%" fo:font-style="normal" officeooo:rsid="0017b6cb" style:font-style-asian="normal" style:font-style-complex="normal"/>
    </style:style>
    <style:style style:name="T8" style:family="text">
      <style:text-properties style:text-position="sub 58%" officeooo:rsid="002703d0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tyle="italic" officeooo:rsid="00162cc1" style:font-style-asian="italic" style:font-style-complex="italic"/>
    </style:style>
    <style:style style:name="T11" style:family="text">
      <style:text-properties style:text-position="0% 100%" officeooo:rsid="0017b6cb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normal" officeooo:rsid="0017b6cb" style:font-style-asian="normal" style:font-style-complex="normal"/>
    </style:style>
    <style:style style:name="T14" style:family="text">
      <style:text-properties style:text-position="0% 100%" officeooo:rsid="002acd3c"/>
    </style:style>
    <style:style style:name="T15" style:family="text">
      <style:text-properties officeooo:rsid="00195af5"/>
    </style:style>
    <style:style style:name="T16" style:family="text">
      <style:text-properties officeooo:rsid="001ae313"/>
    </style:style>
    <style:style style:name="T17" style:family="text">
      <style:text-properties officeooo:rsid="001dfddf"/>
    </style:style>
    <style:style style:name="T18" style:family="text">
      <style:text-properties style:font-name="Liberation Serif1" officeooo:rsid="001dfddf" style:font-name-asian="Liberation Serif1" style:font-name-complex="Liberation Serif1"/>
    </style:style>
    <style:style style:name="T19" style:family="text">
      <style:text-properties officeooo:rsid="0021d122"/>
    </style:style>
    <style:style style:name="T20" style:family="text">
      <style:text-properties officeooo:rsid="0021d133"/>
    </style:style>
    <style:style style:name="T21" style:family="text">
      <style:text-properties officeooo:rsid="00269006"/>
    </style:style>
    <style:style style:name="T22" style:family="text">
      <style:text-properties officeooo:rsid="0026f4dc"/>
    </style:style>
    <style:style style:name="T23" style:family="text">
      <style:text-properties officeooo:rsid="002b804c"/>
    </style:style>
    <style:style style:name="T24" style:family="text">
      <style:text-properties officeooo:rsid="002d50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t TP – 19-20</text:p>
      <text:p text:style-name="P9">Initiation à l’ordonnancement</text:p>
      <text:p text:style-name="P1"/>
      <text:h text:style-name="P26" text:outline-level="1">Exercice n°2 :</text:h>
      <text:p text:style-name="P2"/>
      <text:h text:style-name="P27" text:outline-level="2">Question n°1 :</text:h>
      <text:p text:style-name="P2"/>
      <text:h text:style-name="Heading_20_3" text:outline-level="3">Méthode proposée :</text:h>
      <text:p text:style-name="P3">Soient Md<text:span text:style-name="T3">1</text:span> la date de fin de la première machine et Md<text:span text:style-name="T3">2</text:span><text:span text:style-name="T9"> la date de fin de la deuxième machine</text:span>.</text:p>
      <text:list xml:id="list2407251084" text:style-name="L1">
        <text:list-item>
          <text:p text:style-name="P11"><text:span text:style-name="T1">On commence par trier les tâches dans l’ordre croissant sur la date de fin au plus tard </text:span><text:span text:style-name="T2">d</text:span><text:span text:style-name="T4">i</text:span><text:span text:style-name="T10">.</text:span></text:p>
        </text:list-item>
        <text:list-item>
          <text:p text:style-name="P12"><text:span text:style-name="T9">On place ensuite alternativement les tâches en suivant l’ordre, entre les machines 1 et 2 de la manière suivante, </text:span><text:span text:style-name="T11">avec i l’indice de la tâche qui est en train d’être placée</text:span><text:span text:style-name="T9"> :</text:span></text:p>
          <text:list>
            <text:list-item>
              <text:p text:style-name="P13"><text:span text:style-name="T9">Si p</text:span><text:span text:style-name="T3">i</text:span><text:span text:style-name="T9"> + Md</text:span><text:span text:style-name="T3">1</text:span><text:span text:style-name="T9"> &lt; Md</text:span><text:span text:style-name="T3">2</text:span></text:p>
              <text:list>
                <text:list-item>
                  <text:p text:style-name="P14">alors il faut <text:span text:style-name="T15">placer la tâche t</text:span><text:span text:style-name="T5">i</text:span><text:span text:style-name="T15"> sur la machine 1.</text:span></text:p>
                </text:list-item>
              </text:list>
            </text:list-item>
            <text:list-item>
              <text:p text:style-name="P15">S<text:span text:style-name="T23">inon, s</text:span>i p<text:span text:style-name="T3">i</text:span> + Md<text:span text:style-name="T3">2</text:span> &lt; Md<text:span text:style-name="T3">1</text:span></text:p>
              <text:list>
                <text:list-item>
                  <text:p text:style-name="P15">alors il faut placer la tâche t<text:span text:style-name="T3">i</text:span> sur la machine 2.</text:p>
                </text:list-item>
              </text:list>
            </text:list-item>
            <text:list-item>
              <text:p text:style-name="P16">Sinon, </text:p>
              <text:list>
                <text:list-item>
                  <text:p text:style-name="P17">Si on a <text:span text:style-name="T16">Md</text:span><text:span text:style-name="T3">k</text:span><text:span text:style-name="T16"> &lt; Md</text:span><text:span text:style-name="T3">l</text:span><text:span text:style-name="T16"><text:tab/>(avec </text:span>k<text:span text:style-name="T16"> </text:span><text:span text:style-name="T18">≠</text:span><text:span text:style-name="T17"> </text:span>l<text:span text:style-name="T17">)</text:span></text:p>
                  <text:list>
                    <text:list-item>
                      <text:p text:style-name="P16">placer la tâche t<text:span text:style-name="T3">i</text:span> sur la machine <text:span text:style-name="T22">k</text:span>.</text:p>
                    </text:list-item>
                  </text:list>
                </text:list-item>
                <text:list-item>
                  <text:p text:style-name="P17">Si on a Md<text:span text:style-name="T3">k</text:span> = Md<text:span text:style-name="T3">l</text:span><text:span text:style-name="T16"><text:tab/>(avec </text:span>k<text:span text:style-name="T16"> </text:span><text:span text:style-name="T18">≠</text:span><text:span text:style-name="T17"> </text:span>l<text:span text:style-name="T17">)</text:span></text:p>
                  <text:list>
                    <text:list-item>
                      <text:p text:style-name="P17">placer la tâche t<text:span text:style-name="T3">i</text:span> sur la machine telle que k est l’indice le plus petit. (Donc la première machine pour m = 2)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h text:style-name="P29" text:outline-level="3"/>
      <text:h text:style-name="P33" text:outline-level="3">Explication :</text:h>
      <text:p text:style-name="P4">La méthode proposée semble intéressante puisqu’<text:span text:style-name="T20">elle cherche à réduire le retard en plaçant les tâches les plus critiques en premier via le tri sur l’ordre croissant des d</text:span><text:span text:style-name="T8">i</text:span><text:span text:style-name="T20">, tout en essayant d’utiliser au mieux les deux machines misent à disposition, en alternant entre M1 et M2.</text:span></text:p>
      <text:p text:style-name="P4"><text:span text:style-name="T19">De plus, elle</text:span> respecte les trois propriétés indiquées à la fin du sujet :</text:p>
      <text:list xml:id="list238510113" text:style-name="L2">
        <text:list-item>
          <text:p text:style-name="P22">Propriété n°1 :</text:p>
          <text:list>
            <text:list-item>
              <text:p text:style-name="P23">La propriété n°1 est respectée grâce aux règles qui indiquent que lorsqu’on place une tâche et que, on a <text:span text:style-name="T13">p</text:span><text:span text:style-name="T7">i</text:span><text:span text:style-name="T13"> + Md</text:span><text:span text:style-name="T7">1</text:span><text:span text:style-name="T13"> &lt; Md</text:span><text:span text:style-name="T7">2</text:span><text:span text:style-name="T13"> </text:span><text:span text:style-name="T12">ou </text:span><text:span text:style-name="T13">p</text:span><text:span text:style-name="T7">i</text:span><text:span text:style-name="T13"> + Md</text:span><text:span text:style-name="T6">2</text:span><text:span text:style-name="T13"> &lt; Md</text:span><text:span text:style-name="T6">1</text:span><text:span text:style-name="T12">, il faut utiliser M1 ou M2. (respectivement)</text:span></text:p>
            </text:list-item>
          </text:list>
        </text:list-item>
        <text:list-item>
          <text:p text:style-name="P24">Propriété n°2 :</text:p>
          <text:list>
            <text:list-item>
              <text:p text:style-name="P23">La propriété n°2 est respectée, puisqu’on cherche à trier les tâches par ordre croissant de la date de fin avant retard d<text:span text:style-name="T3">i</text:span><text:span text:style-name="T9">.</text:span></text:p>
            </text:list-item>
          </text:list>
        </text:list-item>
      </text:list>
      <text:p text:style-name="P19"/>
      <text:list xml:id="list105645201896919" text:continue-numbering="true" text:style-name="L2">
        <text:list-item>
          <text:p text:style-name="P24">Propriété n°3 :</text:p>
          <text:list>
            <text:list-item>
              <text:p text:style-name="P23">La propriété n°3 est <text:span text:style-name="T21">respectée, puisque comme on trie les tâches, on peut les numéroter, et on est sûr que la première sera placée sur la première machine, puisqu’il s’agit d’une des règles de l’algorithme.</text:span></text:p>
            </text:list-item>
          </text:list>
        </text:list-item>
      </text:list>
      <text:p text:style-name="P5"/>
      <text:h text:style-name="P30" text:outline-level="3">Contre-exemple :</text:h>
      <text:p text:style-name="P6">L’algorithme proposé n’est pas optimal dans le cas où on a plusieurs petites tâches et une grande tâche, de telle sorte que la plus grande n’est pas la première ni la troisième dans l’ordre croissant des d<text:span text:style-name="T3">i</text:span><text:span text:style-name="T9">. Par exemple, dans le cas où on a un ensemble de tâche comme suit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row>
          <table:table-cell table:style-name="Tableau1.A1" office:value-type="string">
            <text:p text:style-name="P10">j</text:p>
          </table:table-cell>
          <table:table-cell table:style-name="Tableau1.A1" office:value-type="string">
            <text:p text:style-name="P10">T1</text:p>
          </table:table-cell>
          <table:table-cell table:style-name="Tableau1.A1" office:value-type="string">
            <text:p text:style-name="P10">T2</text:p>
          </table:table-cell>
          <table:table-cell table:style-name="Tableau1.A1" office:value-type="string">
            <text:p text:style-name="P10">T3</text:p>
          </table:table-cell>
          <table:table-cell table:style-name="Tableau1.A1" office:value-type="string">
            <text:p text:style-name="P10">T4</text:p>
          </table:table-cell>
          <table:table-cell table:style-name="Tableau1.F1" office:value-type="string">
            <text:p text:style-name="P10">T5</text:p>
          </table:table-cell>
        </table:table-row>
        <table:table-row>
          <table:table-cell table:style-name="Tableau1.A2" office:value-type="string">
            <text:p text:style-name="P10">p<text:span text:style-name="T3">j</text:span></text:p>
          </table:table-cell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0">4</text:p>
          </table:table-cell>
          <table:table-cell table:style-name="Tableau1.A2" office:value-type="string">
            <text:p text:style-name="P10">1</text:p>
          </table:table-cell>
          <table:table-cell table:style-name="Tableau1.F2" office:value-type="string">
            <text:p text:style-name="P10">1</text:p>
          </table:table-cell>
        </table:table-row>
        <table:table-row>
          <table:table-cell table:style-name="Tableau1.A2" office:value-type="string">
            <text:p text:style-name="P10">d<text:span text:style-name="T3">j</text:span></text:p>
          </table:table-cell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4</text:p>
          </table:table-cell>
          <table:table-cell table:style-name="Tableau1.A2" office:value-type="string">
            <text:p text:style-name="P10">5</text:p>
          </table:table-cell>
          <table:table-cell table:style-name="Tableau1.F2" office:value-type="string">
            <text:p text:style-name="P10">6</text:p>
          </table:table-cell>
        </table:table-row>
      </table:table>
      <text:p text:style-name="P20"/>
      <text:p text:style-name="P21">On sait que l’ordre optimal est le suivant :</text:p>
      <text:p text:style-name="P21">M1 → T4</text:p>
      <text:p text:style-name="P21">M2 → T1, T2, T4, T5</text:p>
      <text:p text:style-name="P21">avec un retard maximal à 0.</text:p>
      <text:p text:style-name="P21">Or lorsqu’on souhaite appliquer l’algorithme, on retrouve l’ordre suivant :</text:p>
      <text:p text:style-name="P21">M1 → T1, T4</text:p>
      <text:p text:style-name="P7"><text:span text:style-name="T9">M2 → T2, T3, T</text:span><text:span text:style-name="T14">5</text:span></text:p>
      <text:p text:style-name="P21">avec un retard maximal à 1 pour la tâche T4.</text:p>
      <text:h text:style-name="P28" text:outline-level="2">Question n°2 :</text:h>
      <text:p text:style-name="P25"/>
      <text:h text:style-name="P32" text:outline-level="3"><text:span text:style-name="T24">a.</text:span></text:h>
      <text:h text:style-name="P31" text:outline-level="3">b.</text:h>
      <text:h text:style-name="P31" text:outline-level="3">c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7:58:24.955408733</meta:creation-date>
    <dc:date>2020-02-12T10:56:42.889249353</dc:date>
    <meta:editing-duration>PT2H17M8S</meta:editing-duration>
    <meta:editing-cycles>27</meta:editing-cycles>
    <meta:generator>LibreOffice/6.1.5.2$Linux_X86_64 LibreOffice_project/10$Build-2</meta:generator>
    <meta:document-statistic meta:table-count="1" meta:image-count="0" meta:object-count="0" meta:page-count="3" meta:paragraph-count="58" meta:word-count="485" meta:character-count="2320" meta:non-whitespace-character-count="1908"/>
  </office:meta>
</office:document-meta>
</file>